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style:font-name="Palatino Linotype" fo:font-size="10pt" fo:font-style="italic" style:font-size-asian="10pt" style:font-style-asian="italic" style:font-size-complex="10pt"/>
    </style:style>
    <style:style style:name="P2" style:family="paragraph" style:parent-style-name="Normal">
      <style:text-properties style:font-name="Palatino Linotype" fo:font-size="10pt" style:font-size-asian="10pt" style:font-size-complex="10pt"/>
    </style:style>
    <style:style style:name="P3" style:family="paragraph" style:parent-style-name="Normal">
      <style:paragraph-properties fo:text-align="center" style:justify-single-word="false"/>
      <style:text-properties style:font-name="Palatino Linotype" fo:font-size="14pt" fo:font-weight="bold" style:font-size-asian="14pt" style:font-weight-asian="bold" style:font-size-complex="14pt"/>
    </style:style>
    <style:style style:name="P4" style:family="paragraph" style:parent-style-name="Normal" style:master-page-name="MP0">
      <style:paragraph-properties fo:text-align="center" style:justify-single-word="false" style:page-number="auto" fo:break-before="page"/>
      <style:text-properties style:font-name="Palatino Linotype" fo:font-size="14pt" fo:font-weight="bold" style:font-size-asian="14pt" style:font-weight-asian="bold" style:font-size-complex="14pt"/>
    </style:style>
    <style:style style:name="P5" style:family="paragraph" style:parent-style-name="Normal">
      <style:paragraph-properties fo:text-align="center" style:justify-single-word="false"/>
    </style:style>
    <style:style style:name="P6" style:family="paragraph" style:parent-style-name="Normal">
      <style:text-properties style:font-name="Palatino Linotype" fo:font-size="10pt" style:font-size-asian="10pt" style:font-size-complex="10pt"/>
    </style:style>
    <style:style style:name="P7" style:family="paragraph" style:parent-style-name="Normal">
      <style:paragraph-properties style:writing-mode="lr-tb"/>
      <style:text-properties style:font-name="Palatino Linotype" fo:font-size="12pt" fo:language="nl" fo:country="NL" officeooo:paragraph-rsid="0012201e" style:font-size-asian="12pt" style:font-size-complex="12pt"/>
    </style:style>
    <style:style style:name="P8" style:family="paragraph" style:parent-style-name="Normal">
      <style:paragraph-properties style:writing-mode="lr-tb"/>
      <style:text-properties style:font-name="Palatino Linotype" fo:font-size="12pt" fo:language="nl" fo:country="NL" officeooo:rsid="0012201e" officeooo:paragraph-rsid="0012201e" style:font-size-asian="12pt" style:font-size-complex="12pt"/>
    </style:style>
    <style:style style:name="T1" style:family="text">
      <style:text-properties style:font-name="Palatino Linotype" fo:font-size="14pt" fo:font-weight="bold" officeooo:rsid="0012201e" style:font-size-asian="14pt" style:font-weight-asian="bold" style:font-size-complex="14pt"/>
    </style:style>
    <style:style style:name="T2" style:family="text">
      <style:text-properties officeooo:rsid="0012201e"/>
    </style:style>
    <text:list-style style:name="L1">
      <text:list-level-style-bullet text:level="1" text:style-name="WW_5f_CharLFO1LVL1"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OP: Determinant Calibration 1 – Netherlands</text:p>
      <text:p text:style-name="P1">Gjalt-Jorn Peters &amp; Rik Crutzen</text:p>
      <text:p text:style-name="P2">NOTE: this study is an online study that employs an observational design utilizing a questionnaire to collect data about psychological determinants of relatively mundane behaviors. This text processor file, therefore, contains the relevant text to enable submission in the online cETO form.</text:p>
      <text:p text:style-name="P2">An English translation of these texts is included after the Dutch version.</text:p>
      <text:p text:style-name="P3"/>
      <text:p text:style-name="P5"><text:span text:style-name="T1">Debriefing</text:span></text:p>
      <text:p text:style-name="P7">In deze studie <text:span text:style-name="T2">is</text:span> gemeten hoe u staat tegenover twee gedragingen <text:span text:style-name="T2">(sporten en roken) </text:span>om de zogenaamde determinanten van dat gedrag te meten. <text:span text:style-name="T2">Deze opvattingen voorspellen hoe waarschijnlijk het is dat u dat gedrag uitvoert volgens een veelgebruikte theorie om gedrag te verklaren, de Reasoned Action Approach van Fishbein &amp; Ajzen (2010). Deze theorie stelt dat beredeneerd gedrag primair wordt voorspeld door de intentie van mensen om dat gedrag uit te voeren, en dat die intentie wordt voorspeld door drie zogenaamde determinaten: attitude, waargenomen normen, en waargenomen gedragscontrole. Die intentie, attitude, <text:s/>waargenomen normen, en waargenomen gedragscontrole zijn net gemeten voor sporten en roken.</text:span></text:p>
      <text:p text:style-name="P7"><text:span text:style-name="T2">Deze theorie wordt veel gebruikt, en er worden vaak uitspraken gedaan over de relatie tussen de determinanten en intentie en gedrag, en over hoe mensen op die determinanten scoren (bijvoorbeeld: is er een sterke norm of niet? Hebben mensen het idee veel controle over het gedrag te hebben of niet?). Echter, er bestaat geen manier om scores te calibreren: er is geen onderzoek waarbij voor meerdere gedragingen met precies dezelfde vragen wordt gekeken hoe mensen scoren. Daardoor is het moeilijk om echt iets te zeggen over hoe hoog of laag mensen scoren voor een gegeven gedrag of populatie. Bovendien is het niet duidelijk of mensen in verschillende landen of regio’s hetzelfde scoren. Als dit wel duidelijk wordt, wordt het makkelijker om effectieve interventies te ontwikkelen. Deze studie is bedoeld om een van de eerste stappen te zetten die nodig is om tot dergelijke calibratie te komen.</text:span></text:p>
      <text:p text:style-name="P7"><text:span text:style-name="T2">Meer informatie is beschikbaar op het Open Science Framework repository voor deze studie, waar de data en analyses ook gepubliceerd zullen worden: </text:span><text:a xlink:type="simple" xlink:href="https://osf.io/pr9dz/" text:style-name="Internet_20_link" text:visited-style-name="Visited_20_Internet_20_Link"><text:span text:style-name="T2">https://osf.io/pr9dz/</text:span></text:a><text:span text:style-name="T2">. De Open Science Framework repositories voor twee nauw gerelateerde projecten zijn beschikbaar op </text:span><text:a xlink:type="simple" xlink:href="https://osf.io/2uwxp/" text:style-name="Internet_20_link" text:visited-style-name="Visited_20_Internet_20_Link"><text:span text:style-name="T2">https://osf.io/2uwxp/</text:span></text:a><text:span text:style-name="T2"> en op </text:span><text:a xlink:type="simple" xlink:href="https://osf.io/pemfz/" text:style-name="Internet_20_link" text:visited-style-name="Visited_20_Internet_20_Link"><text:span text:style-name="T2">https://osf.io/pemfz/</text:span></text:a><text:span text:style-name="T2">. Voor meer informatie kan altijd worden gemailed met </text:span><text:a xlink:type="simple" xlink:href="mailto:ciberlite@a-bc.eu" text:style-name="Internet_20_link" text:visited-style-name="Visited_20_Internet_20_Link"><text:span text:style-name="T2">ciberlite@a-bc.eu</text:span></text:a><text:span text:style-name="T2">.</text:span></text:p>
      <text:p text:style-name="P3"><text:soft-page-break/><text:span text:style-name="T2">Debriefing</text:span>: English version</text:p>
      <text:p text:style-name="P2">Note: these are translations to make the Dutch versions accessible to the international community – they have not been optimized for the accuracy of the translation or the prettiness of the language, and are just intended to give an idea of what was presented to participants.</text:p>
      <text:p text:style-name="P8">This study measured how your ideas about two behaviors (exercise and smoking) to measure the so-called determinants of that behavior. These ideas predict how likely it is that you will perform these behaviors according to a frequently used theory to explain behavior, the Reasoned Action Approach of Fishbein &amp; Ajzen (2010). This theory postulates that reasoned behavior if predicted primarily by people’s intention to perform the behavior, and that that intention is predicted by three determinants: attitude, perceived norms, and perceived behavioral control. It is that intention, attitude, perceived norms, and perceived behavioral control that was just measured for exercise and smoking.</text:p>
      <text:p text:style-name="P8">This theory is used a lot, and observations about the relationship between the determinants and intention and behavior, and about how people score on those determinants (for example: is there a strong norm or not? Do people have the idea that they have a lot of control over the behavior or not?). However, there is no way to calibrate scores: there is no research where for multiple behaviors exactly the same questions are used to see how people score. That makes it difficult to really say something about how high or low people score for a given behavior or population. In addition, it is unclear whether people in different countries or regions score the same. Obtaining these insights will facilitate developing effective interventions. This study is intended to take one of the first steps that is necessary to achieve such calibration.</text:p>
      <text:p text:style-name="P7"><text:span text:style-name="T2">More information is available on the Open Science Framework repository for this study, where the data and analyses will also be published: </text:span><text:a xlink:type="simple" xlink:href="https://osf.io/pr9dz/" text:style-name="Internet_20_link" text:visited-style-name="Visited_20_Internet_20_Link"><text:span text:style-name="T2">https://osf.io/pr9dz/</text:span></text:a><text:span text:style-name="T2">. The Open Science Framework repositories for two closely related projects are available at </text:span><text:a xlink:type="simple" xlink:href="https://osf.io/2uwxp/" text:style-name="Internet_20_link" text:visited-style-name="Visited_20_Internet_20_Link"><text:span text:style-name="T2">https://osf.io/2uwxp/</text:span></text:a><text:span text:style-name="T2"> and at </text:span><text:a xlink:type="simple" xlink:href="https://osf.io/pemfz/" text:style-name="Internet_20_link" text:visited-style-name="Visited_20_Internet_20_Link"><text:span text:style-name="T2">https://osf.io/pemfz/</text:span></text:a><text:span text:style-name="T2">. For more information, please email </text:span><text:a xlink:type="simple" xlink:href="mailto:ciberlite@a-bc.eu" text:style-name="Internet_20_link" text:visited-style-name="Visited_20_Internet_20_Link"><text:span text:style-name="T2">ciberlite@a-bc.eu</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2.82mm" loext:contextual-spacing="false" fo:line-height="107%"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25.4mm" fo:margin-right="25.4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 LibreOffice_project/efb621ed25068d70781dc026f7e9c5187a4decd1</meta:generator>
    <dc:title/>
    <dc:description/>
    <dc:subject/>
    <meta:initial-creator>Gjalt-Jorn Peters</meta:initial-creator>
    <dc:creator>Gjalt-Jorn Peters</dc:creator>
    <meta:creation-date>2018-10-16T10:54:00Z</meta:creation-date>
    <dc:date>2018-10-30T13:53:45.715000000</dc:date>
    <meta:editing-cycles>10</meta:editing-cycles>
    <meta:editing-duration>PT1H9M23S</meta:editing-duration>
    <meta:document-statistic meta:table-count="0" meta:image-count="0" meta:object-count="0" meta:page-count="2" meta:paragraph-count="13" meta:word-count="700" meta:character-count="4636" meta:non-whitespace-character-count="3946"/>
    <meta:template xlink:type="simple" xlink:actuate="onRequest" xlink:title="" xlink:href="Normal.dotm"/>
  </office:meta>
</office:document-meta>
</file>